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4d6b" officeooo:paragraph-rsid="001a4d6b"/>
    </style:style>
    <style:style style:name="P2" style:family="paragraph" style:parent-style-name="Standard">
      <style:text-properties officeooo:rsid="001a4d6b" officeooo:paragraph-rsid="0023d082"/>
    </style:style>
    <style:style style:name="P3" style:family="paragraph" style:parent-style-name="Standard">
      <style:text-properties fo:font-size="9pt" officeooo:rsid="0018aed8" officeooo:paragraph-rsid="0018aed8" style:font-size-asian="9pt" style:font-size-complex="9pt"/>
    </style:style>
    <style:style style:name="P4" style:family="paragraph" style:parent-style-name="Standard">
      <style:text-properties fo:color="#1c3687" fo:font-size="11pt" fo:font-weight="bold" officeooo:rsid="001dab1b" officeooo:paragraph-rsid="001dab1b" style:font-size-asian="11pt" style:font-weight-asian="bold" style:font-size-complex="11pt" style:font-weight-complex="bold"/>
    </style:style>
    <style:style style:name="P5" style:family="paragraph" style:parent-style-name="Standard">
      <style:text-properties fo:color="#1c3687" fo:font-size="11pt" fo:font-weight="bold" officeooo:rsid="001dab1b" officeooo:paragraph-rsid="00246c73" style:font-size-asian="11pt" style:font-weight-asian="bold" style:font-size-complex="11pt" style:font-weight-complex="bold"/>
    </style:style>
    <style:style style:name="P6" style:family="paragraph" style:parent-style-name="Standard">
      <style:text-properties fo:color="#1c3687" fo:font-size="11pt" fo:font-weight="bold" officeooo:rsid="001dab1b" officeooo:paragraph-rsid="00266b9c" style:font-size-asian="11pt" style:font-weight-asian="bold" style:font-size-complex="11pt" style:font-weight-complex="bold"/>
    </style:style>
    <style:style style:name="P7" style:family="paragraph" style:parent-style-name="Standard">
      <style:text-properties fo:color="#1c3687" fo:font-size="11pt" fo:font-weight="bold" officeooo:rsid="001e0e5b" officeooo:paragraph-rsid="0023d082" style:font-size-asian="11pt" style:font-weight-asian="bold" style:font-size-complex="11pt" style:font-weight-complex="bold"/>
    </style:style>
    <style:style style:name="P8" style:family="paragraph" style:parent-style-name="Standard">
      <style:text-properties fo:color="#1c3687" fo:font-size="11pt" fo:font-weight="bold" officeooo:rsid="001e0e5b" officeooo:paragraph-rsid="00266b9c" style:font-size-asian="11pt" style:font-weight-asian="bold" style:font-size-complex="11pt" style:font-weight-complex="bold"/>
    </style:style>
    <style:style style:name="P9" style:family="paragraph" style:parent-style-name="Standard">
      <style:text-properties fo:color="#1c3687" fo:font-size="11pt" fo:font-weight="bold" officeooo:rsid="001e0e5b" officeooo:paragraph-rsid="0028647a" style:font-size-asian="11pt" style:font-weight-asian="bold" style:font-size-complex="11pt" style:font-weight-complex="bold"/>
    </style:style>
    <style:style style:name="P10" style:family="paragraph" style:parent-style-name="Standard">
      <style:text-properties fo:color="#1c3687" fo:font-size="11pt" fo:font-weight="bold" officeooo:rsid="001e0e5b" officeooo:paragraph-rsid="001e0e5b" style:font-size-asian="11pt" style:font-weight-asian="bold" style:font-size-complex="11pt" style:font-weight-complex="bold"/>
    </style:style>
    <style:style style:name="P11" style:family="paragraph" style:parent-style-name="Standard">
      <style:text-properties fo:color="#1c3687" fo:font-size="11pt" fo:font-weight="bold" officeooo:rsid="001e0e5b" officeooo:paragraph-rsid="00246c73" style:font-size-asian="11pt" style:font-weight-asian="bold" style:font-size-complex="11pt" style:font-weight-complex="bold"/>
    </style:style>
    <style:style style:name="P12" style:family="paragraph" style:parent-style-name="Standard">
      <style:text-properties fo:color="#1c3687" fo:font-size="11pt" fo:font-weight="bold" officeooo:rsid="0028647a" officeooo:paragraph-rsid="0028647a" style:font-size-asian="11pt" style:font-weight-asian="bold" style:font-size-complex="11pt" style:font-weight-complex="bold"/>
    </style:style>
    <style:style style:name="P13" style:family="paragraph" style:parent-style-name="Standard">
      <style:text-properties fo:color="#1c3687" fo:font-size="11pt" fo:font-weight="bold" officeooo:rsid="002921ee" officeooo:paragraph-rsid="002921ee" style:font-size-asian="11pt" style:font-weight-asian="bold" style:font-size-complex="11pt" style:font-weight-complex="bold"/>
    </style:style>
    <style:style style:name="P14" style:family="paragraph" style:parent-style-name="Standard">
      <style:text-properties fo:color="#1c3687" fo:font-size="20pt" fo:font-weight="bold" officeooo:rsid="001e0e5b" officeooo:paragraph-rsid="0018aed8" style:font-size-asian="17.5pt" style:font-weight-asian="bold" style:font-size-complex="20pt" style:font-weight-complex="bold"/>
    </style:style>
    <style:style style:name="P15" style:family="paragraph" style:parent-style-name="Standard">
      <style:text-properties fo:color="#111111" fo:font-size="11pt" fo:font-weight="bold" officeooo:rsid="0023d082" officeooo:paragraph-rsid="0023d082" style:font-size-asian="11pt" style:font-weight-asian="bold" style:font-size-complex="11pt" style:font-weight-complex="bold"/>
    </style:style>
    <style:style style:name="P16" style:family="paragraph" style:parent-style-name="Standard">
      <style:text-properties fo:color="#111111" fo:font-size="11pt" fo:font-weight="bold" officeooo:rsid="0023d082" officeooo:paragraph-rsid="00246c73" style:font-size-asian="11pt" style:font-weight-asian="bold" style:font-size-complex="11pt" style:font-weight-complex="bold"/>
    </style:style>
    <style:style style:name="P17" style:family="paragraph" style:parent-style-name="Standard">
      <style:text-properties fo:color="#111111" fo:font-size="11pt" fo:font-weight="bold" officeooo:rsid="0023d082" officeooo:paragraph-rsid="00266b9c" style:font-size-asian="11pt" style:font-weight-asian="bold" style:font-size-complex="11pt" style:font-weight-complex="bold"/>
    </style:style>
    <style:style style:name="P18" style:family="paragraph" style:parent-style-name="Standard">
      <style:text-properties fo:color="#111111" fo:font-size="11pt" fo:font-weight="bold" officeooo:rsid="001e0e5b" officeooo:paragraph-rsid="0023d082" style:font-size-asian="11pt" style:font-weight-asian="bold" style:font-size-complex="11pt" style:font-weight-complex="bold"/>
    </style:style>
    <style:style style:name="P19" style:family="paragraph" style:parent-style-name="Standard">
      <style:text-properties fo:color="#111111" fo:font-size="11pt" fo:font-weight="bold" officeooo:rsid="001e0e5b" officeooo:paragraph-rsid="00246c73" style:font-size-asian="11pt" style:font-weight-asian="bold" style:font-size-complex="11pt" style:font-weight-complex="bold"/>
    </style:style>
    <style:style style:name="P20" style:family="paragraph" style:parent-style-name="Standard">
      <style:text-properties fo:color="#111111" fo:font-size="11pt" fo:font-weight="bold" officeooo:rsid="001e0e5b" officeooo:paragraph-rsid="00266b9c" style:font-size-asian="11pt" style:font-weight-asian="bold" style:font-size-complex="11pt" style:font-weight-complex="bold"/>
    </style:style>
    <style:style style:name="P21" style:family="paragraph" style:parent-style-name="Standard">
      <style:text-properties fo:color="#111111" fo:font-size="11pt" fo:font-weight="bold" officeooo:rsid="001dab1b" officeooo:paragraph-rsid="0023d082" style:font-size-asian="11pt" style:font-weight-asian="bold" style:font-size-complex="11pt" style:font-weight-complex="bold"/>
    </style:style>
    <style:style style:name="P22" style:family="paragraph" style:parent-style-name="Standard">
      <style:text-properties fo:color="#111111" fo:font-size="11pt" fo:font-weight="bold" officeooo:rsid="001dab1b" officeooo:paragraph-rsid="00246c73" style:font-size-asian="11pt" style:font-weight-asian="bold" style:font-size-complex="11pt" style:font-weight-complex="bold"/>
    </style:style>
    <style:style style:name="P23" style:family="paragraph" style:parent-style-name="Standard">
      <style:text-properties fo:color="#111111" fo:font-size="11pt" fo:font-weight="bold" officeooo:rsid="001dab1b" officeooo:paragraph-rsid="00266b9c" style:font-size-asian="11pt" style:font-weight-asian="bold" style:font-size-complex="11pt" style:font-weight-complex="bold"/>
    </style:style>
    <style:style style:name="P24" style:family="paragraph" style:parent-style-name="Standard">
      <style:text-properties officeooo:rsid="001bef81" officeooo:paragraph-rsid="0023d082"/>
    </style:style>
    <style:style style:name="P25" style:family="paragraph" style:parent-style-name="Standard">
      <style:text-properties fo:font-size="11pt" officeooo:rsid="001e0e5b" officeooo:paragraph-rsid="0023d082" style:font-size-asian="11pt" style:font-size-complex="11pt"/>
    </style:style>
    <style:style style:name="P26" style:family="paragraph" style:parent-style-name="Standard">
      <style:text-properties fo:font-size="11pt" officeooo:rsid="001e0e5b" officeooo:paragraph-rsid="00246c73" style:font-size-asian="11pt" style:font-size-complex="11pt"/>
    </style:style>
    <style:style style:name="P27" style:family="paragraph" style:parent-style-name="Standard">
      <style:text-properties fo:font-size="11pt" officeooo:rsid="001e0e5b" officeooo:paragraph-rsid="00266b9c" style:font-size-asian="11pt" style:font-size-complex="11pt"/>
    </style:style>
    <style:style style:name="P28" style:family="paragraph" style:parent-style-name="Standard">
      <style:text-properties fo:font-size="11pt" officeooo:rsid="0018aed8" officeooo:paragraph-rsid="0018aed8" style:font-size-asian="11pt" style:font-size-complex="11pt"/>
    </style:style>
    <style:style style:name="P29" style:family="paragraph" style:parent-style-name="Standard">
      <style:text-properties fo:font-size="11pt" officeooo:rsid="0018aed8" officeooo:paragraph-rsid="00246c73" style:font-size-asian="11pt" style:font-size-complex="11pt"/>
    </style:style>
    <style:style style:name="P30" style:family="paragraph" style:parent-style-name="Standard">
      <style:text-properties fo:font-size="11pt" officeooo:rsid="0018aed8" officeooo:paragraph-rsid="00266b9c" style:font-size-asian="11pt" style:font-size-complex="11pt"/>
    </style:style>
    <style:style style:name="P31" style:family="paragraph" style:parent-style-name="Standard">
      <style:text-properties fo:color="#000000" fo:font-size="11pt" fo:font-weight="normal" officeooo:rsid="002921ee" officeooo:paragraph-rsid="002921ee" style:font-size-asian="11pt" style:font-weight-asian="normal" style:font-size-complex="11pt" style:font-weight-complex="normal"/>
    </style:style>
    <style:style style:name="P32" style:family="paragraph" style:parent-style-name="Standard">
      <style:text-properties fo:color="#000000" fo:font-size="11pt" fo:font-weight="normal" officeooo:rsid="002921ee" officeooo:paragraph-rsid="00292e24" style:font-size-asian="11pt" style:font-weight-asian="normal" style:font-size-complex="11pt" style:font-weight-complex="normal"/>
    </style:style>
    <style:style style:name="P33" style:family="paragraph" style:parent-style-name="Standard">
      <style:text-properties fo:color="#000000" fo:font-size="11pt" fo:font-weight="normal" officeooo:rsid="0028647a" officeooo:paragraph-rsid="002921ee" style:font-size-asian="11pt" style:font-weight-asian="normal" style:font-size-complex="11pt" style:font-weight-complex="normal"/>
    </style:style>
    <style:style style:name="P34" style:family="paragraph" style:parent-style-name="Standard">
      <style:text-properties fo:color="#000000" fo:font-size="11pt" fo:font-weight="normal" officeooo:rsid="0028647a" officeooo:paragraph-rsid="00292e24" style:font-size-asian="11pt" style:font-weight-asian="normal" style:font-size-complex="11pt" style:font-weight-complex="normal"/>
    </style:style>
    <style:style style:name="P35" style:family="paragraph" style:parent-style-name="Standard">
      <style:text-properties fo:color="#000000" fo:font-size="11pt" fo:font-weight="normal" officeooo:rsid="001a4d6b" officeooo:paragraph-rsid="002aaca5" style:font-size-asian="11pt" style:font-weight-asian="normal" style:font-size-complex="11pt" style:font-weight-complex="normal"/>
    </style:style>
    <style:style style:name="P36" style:family="paragraph" style:parent-style-name="Standard">
      <style:text-properties fo:color="#000000" fo:font-size="11pt" fo:font-weight="bold" officeooo:rsid="0023d082" officeooo:paragraph-rsid="0023d082" style:font-size-asian="11pt" style:font-weight-asian="bold" style:font-size-complex="11pt" style:font-weight-complex="bold"/>
    </style:style>
    <style:style style:name="P37" style:family="paragraph" style:parent-style-name="Standard">
      <style:text-properties fo:color="#000000" fo:font-size="11pt" fo:font-weight="bold" officeooo:rsid="0023d082" officeooo:paragraph-rsid="00246c73" style:font-size-asian="11pt" style:font-weight-asian="bold" style:font-size-complex="11pt" style:font-weight-complex="bold"/>
    </style:style>
    <style:style style:name="P38" style:family="paragraph" style:parent-style-name="Standard">
      <style:text-properties fo:color="#000000" fo:font-size="11pt" fo:font-weight="bold" officeooo:rsid="0023d082" officeooo:paragraph-rsid="00266b9c" style:font-size-asian="11pt" style:font-weight-asian="bold" style:font-size-complex="11pt" style:font-weight-complex="bold"/>
    </style:style>
    <style:style style:name="P39" style:family="paragraph" style:parent-style-name="Standard">
      <style:text-properties fo:color="#000000" fo:font-size="14pt" fo:font-weight="bold" officeooo:rsid="002921ee" officeooo:paragraph-rsid="002921ee" style:font-size-asian="14pt" style:font-weight-asian="bold" style:font-size-complex="14pt" style:font-weight-complex="bold"/>
    </style:style>
    <style:style style:name="P40" style:family="paragraph" style:parent-style-name="Standard">
      <style:text-properties fo:color="#000000" fo:font-size="20pt" fo:font-weight="bold" officeooo:rsid="002921ee" officeooo:paragraph-rsid="002921ee" style:font-size-asian="20pt" style:font-weight-asian="bold" style:font-size-complex="20pt" style:font-weight-complex="bold"/>
    </style:style>
    <style:style style:name="P41" style:family="paragraph" style:parent-style-name="Standard">
      <style:text-properties fo:color="#000000" fo:font-weight="normal" officeooo:rsid="001bef81" officeooo:paragraph-rsid="002aaca5" style:font-weight-asian="normal" style:font-weight-complex="normal"/>
    </style:style>
    <style:style style:name="P42" style:family="paragraph" style:parent-style-name="Standard">
      <style:text-properties fo:color="#999999" fo:font-size="11pt" fo:font-weight="bold" officeooo:rsid="001dab1b" officeooo:paragraph-rsid="001dab1b" style:font-size-asian="11pt" style:font-weight-asian="bold" style:font-size-complex="11pt" style:font-weight-complex="bold"/>
    </style:style>
    <style:style style:name="P43" style:family="paragraph" style:parent-style-name="Standard">
      <style:text-properties fo:color="#999999" fo:font-size="11pt" fo:font-weight="bold" officeooo:rsid="001dab1b" officeooo:paragraph-rsid="0023d082" style:font-size-asian="11pt" style:font-weight-asian="bold" style:font-size-complex="11pt" style:font-weight-complex="bold"/>
    </style:style>
    <style:style style:name="P44" style:family="paragraph" style:parent-style-name="Standard">
      <style:text-properties fo:color="#999999" fo:font-size="11pt" fo:font-weight="bold" officeooo:rsid="001dab1b" officeooo:paragraph-rsid="00246c73" style:font-size-asian="11pt" style:font-weight-asian="bold" style:font-size-complex="11pt" style:font-weight-complex="bold"/>
    </style:style>
    <style:style style:name="P45" style:family="paragraph" style:parent-style-name="Standard">
      <style:text-properties fo:color="#999999" fo:font-size="11pt" fo:font-weight="bold" officeooo:rsid="001dab1b" officeooo:paragraph-rsid="00266b9c" style:font-size-asian="11pt" style:font-weight-asian="bold" style:font-size-complex="11pt" style:font-weight-complex="bold"/>
    </style:style>
    <style:style style:name="P46" style:family="paragraph" style:parent-style-name="Standard">
      <style:text-properties fo:color="#999999" fo:font-size="11pt" fo:font-weight="bold" officeooo:rsid="0023d082" officeooo:paragraph-rsid="0023d082" style:font-size-asian="11pt" style:font-weight-asian="bold" style:font-size-complex="11pt" style:font-weight-complex="bold"/>
    </style:style>
    <style:style style:name="P47" style:family="paragraph" style:parent-style-name="Standard">
      <style:text-properties fo:color="#999999" fo:font-size="11pt" fo:font-weight="bold" officeooo:rsid="0023d082" officeooo:paragraph-rsid="00246c73" style:font-size-asian="11pt" style:font-weight-asian="bold" style:font-size-complex="11pt" style:font-weight-complex="bold"/>
    </style:style>
    <style:style style:name="P48" style:family="paragraph" style:parent-style-name="Standard">
      <style:text-properties fo:color="#999999" fo:font-size="11pt" fo:font-weight="bold" officeooo:rsid="0023d082" officeooo:paragraph-rsid="00266b9c" style:font-size-asian="11pt" style:font-weight-asian="bold" style:font-size-complex="11pt" style:font-weight-complex="bold"/>
    </style:style>
    <style:style style:name="P49" style:family="paragraph" style:parent-style-name="Standard">
      <style:text-properties fo:font-size="19pt" fo:font-weight="normal" officeooo:rsid="001bef81" officeooo:paragraph-rsid="001bef81" style:font-size-asian="19pt" style:font-weight-asian="normal" style:font-size-complex="1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2e24" style:font-weight-asian="bold" style:font-weight-complex="bold"/>
    </style:style>
    <style:style style:name="T3" style:family="text">
      <style:text-properties fo:font-weight="bold" officeooo:rsid="002bd740" style:font-weight-asian="bold" style:font-weight-complex="bold"/>
    </style:style>
    <style:style style:name="T4" style:family="text">
      <style:text-properties fo:font-size="19pt" fo:font-weight="normal" style:font-size-asian="19pt" style:font-weight-asian="normal" style:font-size-complex="19pt" style:font-weight-complex="normal"/>
    </style:style>
    <style:style style:name="T5" style:family="text">
      <style:text-properties fo:font-size="19pt" fo:font-weight="normal" officeooo:rsid="0023d082" style:font-size-asian="19pt" style:font-weight-asian="normal" style:font-size-complex="19pt" style:font-weight-complex="normal"/>
    </style:style>
    <style:style style:name="T6" style:family="text">
      <style:text-properties fo:font-size="19pt" style:font-size-asian="19pt" style:font-size-complex="19pt"/>
    </style:style>
    <style:style style:name="T7" style:family="text">
      <style:text-properties fo:font-size="19pt" officeooo:rsid="002aaca5" style:font-size-asian="19pt" style:font-size-complex="19pt"/>
    </style:style>
    <style:style style:name="T8" style:family="text">
      <style:text-properties fo:color="#1c3687"/>
    </style:style>
    <style:style style:name="T9" style:family="text">
      <style:text-properties fo:color="#1c3687" fo:font-weight="bold" style:font-weight-asian="bold" style:font-weight-complex="bold"/>
    </style:style>
    <style:style style:name="T10" style:family="text">
      <style:text-properties fo:color="#1c3687" fo:font-weight="bold" officeooo:rsid="001fb22a" style:font-weight-asian="bold" style:font-weight-complex="bold"/>
    </style:style>
    <style:style style:name="T11" style:family="text">
      <style:text-properties fo:color="#ed1c24"/>
    </style:style>
    <style:style style:name="T12" style:family="text">
      <style:text-properties fo:color="#ed1c24" fo:font-weight="bold" style:font-weight-asian="bold" style:font-weight-complex="bold"/>
    </style:style>
    <style:style style:name="T13" style:family="text">
      <style:text-properties fo:color="#ed1c24" fo:font-weight="bold" fo:background-color="#fff200" loext:char-shading-value="0" style:font-weight-asian="bold" style:font-weight-complex="bold"/>
    </style:style>
    <style:style style:name="T14" style:family="text">
      <style:text-properties fo:color="#ed1c24" fo:font-weight="bold" officeooo:rsid="00246c73" fo:background-color="#fff200" loext:char-shading-value="0" style:font-weight-asian="bold" style:font-weight-complex="bold"/>
    </style:style>
    <style:style style:name="T15" style:family="text">
      <style:text-properties fo:color="#ed1c24" fo:background-color="#fff200" loext:char-shading-value="0"/>
    </style:style>
    <style:style style:name="T16" style:family="text">
      <style:text-properties fo:color="#ed1c24" officeooo:rsid="00246c73" fo:background-color="#fff200" loext:char-shading-value="0"/>
    </style:style>
    <style:style style:name="T17" style:family="text">
      <style:text-properties fo:color="#ed1c24" officeooo:rsid="00266b9c" fo:background-color="#fff200" loext:char-shading-value="0"/>
    </style:style>
    <style:style style:name="T18" style:family="text">
      <style:text-properties fo:color="#ed1c24" officeooo:rsid="0028647a" fo:background-color="#fff200" loext:char-shading-value="0"/>
    </style:style>
    <style:style style:name="T19" style:family="text">
      <style:text-properties fo:color="#ed1c24" officeooo:rsid="001e0e5b" fo:background-color="#fff200" loext:char-shading-value="0"/>
    </style:style>
    <style:style style:name="T20" style:family="text">
      <style:text-properties fo:font-size="15pt" fo:font-weight="normal" style:font-size-asian="15pt" style:font-weight-asian="normal" style:font-size-complex="15pt" style:font-weight-complex="normal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officeooo:rsid="001e0e5b"/>
    </style:style>
    <style:style style:name="T23" style:family="text">
      <style:text-properties officeooo:rsid="001fb22a"/>
    </style:style>
    <style:style style:name="T24" style:family="text">
      <style:text-properties fo:color="#999999" fo:font-weight="bold" officeooo:rsid="001dab1b" style:font-weight-asian="bold" style:font-weight-complex="bold"/>
    </style:style>
    <style:style style:name="T25" style:family="text">
      <style:text-properties fo:color="#999999" officeooo:rsid="001dab1b"/>
    </style:style>
    <style:style style:name="T26" style:family="text">
      <style:text-properties fo:color="#72bf44"/>
    </style:style>
    <style:style style:name="T27" style:family="text">
      <style:text-properties fo:color="#72bf44" fo:font-weight="bold" style:font-weight-asian="bold" style:font-weight-complex="bold"/>
    </style:style>
    <style:style style:name="T28" style:family="text">
      <style:text-properties fo:color="#72bf44" fo:font-weight="bold" officeooo:rsid="00246c73" style:font-weight-asian="bold" style:font-weight-complex="bold"/>
    </style:style>
    <style:style style:name="T29" style:family="text">
      <style:text-properties fo:color="#72bf44" officeooo:rsid="00246c73"/>
    </style:style>
    <style:style style:name="T30" style:family="text">
      <style:text-properties fo:color="#72bf44" officeooo:rsid="00266b9c"/>
    </style:style>
    <style:style style:name="T31" style:family="text">
      <style:text-properties fo:color="#72bf44" officeooo:rsid="0028647a"/>
    </style:style>
    <style:style style:name="T32" style:family="text">
      <style:text-properties fo:background-color="#fff200" loext:char-shading-value="0"/>
    </style:style>
    <style:style style:name="T33" style:family="text">
      <style:text-properties officeooo:rsid="001e0e5b" fo:background-color="#fff200" loext:char-shading-value="0"/>
    </style:style>
    <style:style style:name="T34" style:family="text">
      <style:text-properties officeooo:rsid="00246c73" fo:background-color="#fff200" loext:char-shading-value="0"/>
    </style:style>
    <style:style style:name="T35" style:family="text">
      <style:text-properties officeooo:rsid="00266b9c" fo:background-color="#fff200" loext:char-shading-value="0"/>
    </style:style>
    <style:style style:name="T36" style:family="text">
      <style:text-properties officeooo:rsid="002921ee" fo:background-color="#fff200" loext:char-shading-value="0"/>
    </style:style>
    <style:style style:name="T37" style:family="text">
      <style:text-properties officeooo:rsid="00292e24" fo:background-color="#fff200" loext:char-shading-value="0"/>
    </style:style>
    <style:style style:name="T38" style:family="text">
      <style:text-properties officeooo:rsid="002921ee"/>
    </style:style>
    <style:style style:name="T39" style:family="text">
      <style:text-properties officeooo:rsid="00292e24"/>
    </style:style>
    <style:style style:name="T40" style:family="text">
      <style:text-properties officeooo:rsid="002bd7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Docker Containers</text:p>
      <text:p text:style-name="P1"><text:span text:style-name="T20">CPU-Benchmark Primzahltest</text:span> </text:p>
      <text:p text:style-name="P1"/>
      <text:p text:style-name="P15">1 Durchläufe </text:p>
      <text:p text:style-name="P4"/>
      <text:p text:style-name="P42">total time: <text:s text:c="25"/>15.8419s</text:p>
      <text:p text:style-name="P4"/>
      <text:p text:style-name="P25"><text:span text:style-name="T9">Ergebnis: 321.238 / </text:span><text:span text:style-name="T24">15.8419</text:span><text:span text:style-name="T9"> <text:s/>= </text:span><text:span text:style-name="T28">20</text:span><text:span text:style-name="T27">.</text:span><text:span text:style-name="T28">281</text:span><text:span text:style-name="T9"> Rechenoperationen pro Sekunde </text:span></text:p>
      <text:p text:style-name="P10"/>
      <text:p text:style-name="P15">2 Durchläufe</text:p>
      <text:p text:style-name="P15"/>
      <text:p text:style-name="P43">total time: <text:s text:c="25"/>15.6571s</text:p>
      <text:p text:style-name="P15"/>
      <text:p text:style-name="P25"><text:span text:style-name="T9">Ergebnis: 321.238 / </text:span><text:span text:style-name="T24">15.6571</text:span><text:span text:style-name="T9"> <text:s/>= </text:span><text:span text:style-name="T28">20</text:span><text:span text:style-name="T27">.</text:span><text:span text:style-name="T28">517</text:span><text:span text:style-name="T12"> </text:span><text:span text:style-name="T9">Rechenoperationen pro Sekunde </text:span></text:p>
      <text:p text:style-name="P10"/>
      <text:p text:style-name="P15">3 Durchläufe</text:p>
      <text:p text:style-name="P15"/>
      <text:p text:style-name="P43">total time: <text:s text:c="25"/>15.9258s</text:p>
      <text:p text:style-name="P21"/>
      <text:p text:style-name="P25"><text:span text:style-name="T9">Ergebnis: 321.238 / </text:span><text:span text:style-name="T24">15.9258s</text:span><text:span text:style-name="T9"> <text:s/>= </text:span><text:span text:style-name="T28">20</text:span><text:span text:style-name="T27">.</text:span><text:span text:style-name="T28">172</text:span><text:span text:style-name="T9"> Rechenoperationen pro Sekunde </text:span></text:p>
      <text:p text:style-name="P28"/>
      <text:p text:style-name="P15">4 Durchläufe</text:p>
      <text:p text:style-name="P15"/>
      <text:p text:style-name="P43">total time: <text:s text:c="25"/>15.9217s</text:p>
      <text:p text:style-name="P15"/>
      <text:p text:style-name="P18"><text:span text:style-name="T8">Ergebnis: 321.238 / </text:span><text:span text:style-name="T25">15.6571s</text:span><text:span text:style-name="T8"> <text:s/>= </text:span><text:span text:style-name="T29">20.800</text:span><text:span text:style-name="T8"> Rechenoperationen pro Sekunde</text:span></text:p>
      <text:p text:style-name="P15"/>
      <text:p text:style-name="P15">5 Durchläufe</text:p>
      <text:p text:style-name="P46"/>
      <text:p text:style-name="P43">total time: <text:s text:c="25"/>15.6586s</text:p>
      <text:p text:style-name="P15"/>
      <text:p text:style-name="P19"><text:span text:style-name="T8">Ergebnis: 321.238 / </text:span><text:span text:style-name="T25">15.6586s</text:span><text:span text:style-name="T8"> <text:s/>= </text:span><text:span text:style-name="T29">20</text:span><text:span text:style-name="T26">.</text:span><text:span text:style-name="T29">516</text:span><text:span text:style-name="T8"> Rechenoperationen pro Sekunde</text:span></text:p>
      <text:p text:style-name="P7"/>
      <text:p text:style-name="P36">Gesamt:</text:p>
      <text:p text:style-name="P36"/>
      <text:p text:style-name="P26"><text:span text:style-name="T10">Durchschnittlich</text:span><text:span text:style-name="T9">: <text:s/></text:span><text:span text:style-name="T28">20</text:span><text:span text:style-name="T27">.</text:span><text:span text:style-name="T28">281</text:span><text:span text:style-name="T27"> </text:span><text:span text:style-name="T28">+ </text:span><text:span text:style-name="T27"><text:s/></text:span><text:span text:style-name="T28">20</text:span><text:span text:style-name="T27">.</text:span><text:span text:style-name="T28">517</text:span><text:span text:style-name="T27"> </text:span><text:span text:style-name="T28">+ 20.172 + 20.800 + 20.516 / 5</text:span><text:span text:style-name="T9">= </text:span><text:span text:style-name="T14">20</text:span><text:span text:style-name="T13">.</text:span><text:span text:style-name="T14">457</text:span><text:span text:style-name="T9"> Rechenoperationen pro Sekunde </text:span></text:p>
      <text:p text:style-name="P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line-break/></text:p>
      <text:p text:style-name="P24"><text:soft-page-break/><text:span text:style-name="T5">Kata</text:span><text:span text:style-name="T4"> Containers</text:span></text:p>
      <text:p text:style-name="P2"><text:span text:style-name="T20">CPU-Benchmark Primzahltest</text:span> </text:p>
      <text:p text:style-name="P2"/>
      <text:p text:style-name="P16">1 Durchläufe </text:p>
      <text:p text:style-name="P5"/>
      <text:p text:style-name="P44">total time: <text:s text:c="25"/>18.5092s</text:p>
      <text:p text:style-name="P5"/>
      <text:p text:style-name="P26"><text:span text:style-name="T9">Ergebnis: 321.238 / </text:span><text:span text:style-name="T24">18.5092</text:span><text:span text:style-name="T9"> <text:s/>= </text:span><text:span text:style-name="T28">17.356</text:span><text:span text:style-name="T9"> Rechenoperationen pro Sekunde </text:span></text:p>
      <text:p text:style-name="P11"/>
      <text:p text:style-name="P16">2 Durchläufe</text:p>
      <text:p text:style-name="P16"/>
      <text:p text:style-name="P44">total time: <text:s text:c="25"/>19.3247s</text:p>
      <text:p text:style-name="P16"/>
      <text:p text:style-name="P26"><text:span text:style-name="T9">Ergebnis: 321.238 / </text:span><text:span text:style-name="T24">19.3247</text:span><text:span text:style-name="T9"> <text:s/>= </text:span><text:span text:style-name="T28">16.623</text:span><text:span text:style-name="T12"> </text:span><text:span text:style-name="T9">Rechenoperationen pro Sekunde </text:span></text:p>
      <text:p text:style-name="P11"/>
      <text:p text:style-name="P16">3 Durchläufe</text:p>
      <text:p text:style-name="P16"/>
      <text:p text:style-name="P44">total time: <text:s text:c="25"/>16.4703s</text:p>
      <text:p text:style-name="P22"/>
      <text:p text:style-name="P26"><text:span text:style-name="T9">Ergebnis: 321.238 / </text:span><text:span text:style-name="T24">16.4703</text:span><text:span text:style-name="T9"> = </text:span><text:span text:style-name="T27">19.504</text:span><text:span text:style-name="T9"> Rechenoperationen pro Sekunde </text:span></text:p>
      <text:p text:style-name="P29"/>
      <text:p text:style-name="P16">4 Durchläufe</text:p>
      <text:p text:style-name="P16"/>
      <text:p text:style-name="P44">total time: <text:s text:c="25"/>15.9826s</text:p>
      <text:p text:style-name="P16"/>
      <text:p text:style-name="P19"><text:span text:style-name="T8">Ergebnis: 321.238 / </text:span><text:span text:style-name="T25">15.9826</text:span><text:span text:style-name="T8"> <text:s/>= </text:span><text:span text:style-name="T26">20.099 </text:span><text:span text:style-name="T8">Rechenoperationen pro Sekunde</text:span></text:p>
      <text:p text:style-name="P16"/>
      <text:p text:style-name="P16">5 Durchläufe</text:p>
      <text:p text:style-name="P47"/>
      <text:p text:style-name="P44">total time: <text:s text:c="25"/>17.8346s</text:p>
      <text:p text:style-name="P16"/>
      <text:p text:style-name="P19"><text:span text:style-name="T8">Ergebnis: 321.238 / </text:span><text:span text:style-name="T25">17.8346</text:span><text:span text:style-name="T8"> <text:s/>=</text:span><text:span text:style-name="T26"> 18.012 </text:span><text:span text:style-name="T8">Rechenoperationen pro Sekunde</text:span></text:p>
      <text:p text:style-name="P11"/>
      <text:p text:style-name="P37">Gesamt:</text:p>
      <text:p text:style-name="P37"/>
      <text:p text:style-name="P8"><text:span text:style-name="T23">Durchschnittlich</text:span>: <text:span text:style-name="T29">17.356</text:span> <text:span text:style-name="T26"><text:s/></text:span><text:span text:style-name="T29">+ </text:span><text:s/><text:span text:style-name="T29">16.623</text:span><text:span text:style-name="T11"> </text:span><text:span text:style-name="T26"><text:s/></text:span><text:span text:style-name="T29">+ </text:span><text:span text:style-name="T26">19.504</text:span><text:span text:style-name="T29"> + </text:span><text:span text:style-name="T26">20.099</text:span><text:span text:style-name="T29"> + </text:span><text:span text:style-name="T30">1</text:span><text:span text:style-name="T26">8.012 </text:span><text:span text:style-name="T29">/ 5</text:span>= <text:span text:style-name="T17">18</text:span><text:span text:style-name="T15">.</text:span><text:span text:style-name="T17">319</text:span> Rechenoperationen pro Sekunde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line-break/></text:p>
      <text:p text:style-name="P41"><text:soft-page-break/><text:span text:style-name="T7">Firecracker</text:span><text:span text:style-name="T6"> Containers</text:span></text:p>
      <text:p text:style-name="P35"><text:span text:style-name="T21">CPU-Benchmark Primzahltest</text:span> </text:p>
      <text:p text:style-name="P35"/>
      <text:p text:style-name="P17">1 Durchläufe </text:p>
      <text:p text:style-name="P6"/>
      <text:p text:style-name="P45">total time: <text:s text:c="25"/>16.0722s</text:p>
      <text:p text:style-name="P6"/>
      <text:p text:style-name="P27"><text:span text:style-name="T9">Ergebnis: 321.238 / </text:span><text:span text:style-name="T24">16.0722</text:span><text:span text:style-name="T9"> = </text:span><text:span text:style-name="T28">19.987</text:span><text:span text:style-name="T9"> Rechenoperationen pro Sekunde </text:span></text:p>
      <text:p text:style-name="P8"/>
      <text:p text:style-name="P17">2 Durchläufe</text:p>
      <text:p text:style-name="P17"/>
      <text:p text:style-name="P45">total time: <text:s text:c="24"/>15.0756s</text:p>
      <text:p text:style-name="P17"/>
      <text:p text:style-name="P27"><text:span text:style-name="T9">Ergebnis: 321.238 / </text:span><text:span text:style-name="T24">15.0756</text:span><text:span text:style-name="T9"> <text:s/>= </text:span><text:span text:style-name="T28">21.308</text:span><text:span text:style-name="T12"> </text:span><text:span text:style-name="T9">Rechenoperationen pro Sekunde </text:span></text:p>
      <text:p text:style-name="P8"/>
      <text:p text:style-name="P17">3 Durchläufe</text:p>
      <text:p text:style-name="P17"/>
      <text:p text:style-name="P45">total time: <text:s text:c="25"/>15.6233s</text:p>
      <text:p text:style-name="P23"/>
      <text:p text:style-name="P27"><text:span text:style-name="T9">Ergebnis: 321.238 / </text:span><text:span text:style-name="T24"><text:s/>15.6233</text:span><text:span text:style-name="T9"> = </text:span><text:span text:style-name="T27">20.561</text:span><text:span text:style-name="T9"> Rechenoperationen pro Sekunde </text:span></text:p>
      <text:p text:style-name="P30"/>
      <text:p text:style-name="P17">4 Durchläufe</text:p>
      <text:p text:style-name="P17"/>
      <text:p text:style-name="P45">total time: <text:s text:c="25"/>15.1040s</text:p>
      <text:p text:style-name="P17"/>
      <text:p text:style-name="P20"><text:span text:style-name="T8">Ergebnis: 321.238 / </text:span><text:span text:style-name="T25"><text:s/>15.1040 </text:span><text:span text:style-name="T8">= </text:span><text:span text:style-name="T26">21.268 </text:span><text:span text:style-name="T8">Rechenoperationen pro Sekunde</text:span></text:p>
      <text:p text:style-name="P17"/>
      <text:p text:style-name="P17">5 Durchläufe</text:p>
      <text:p text:style-name="P48"/>
      <text:p text:style-name="P45">total time: <text:s text:c="25"/>15.5838s</text:p>
      <text:p text:style-name="P17"/>
      <text:p text:style-name="P20"><text:span text:style-name="T8">Ergebnis: 321.238 / </text:span><text:span text:style-name="T25">15.5838</text:span><text:span text:style-name="T8"> =</text:span><text:span text:style-name="T26"> 20.61</text:span><text:span text:style-name="T31">4</text:span><text:span text:style-name="T26"> </text:span><text:span text:style-name="T8">Rechenoperationen pro Sekunde</text:span></text:p>
      <text:p text:style-name="P8"/>
      <text:p text:style-name="P38">Gesamt:</text:p>
      <text:p text:style-name="P38"/>
      <text:p text:style-name="P9"><text:span text:style-name="T23">Durchschnittlich</text:span>: <text:span text:style-name="T29">19.987</text:span> <text:span text:style-name="T26"><text:s/></text:span><text:span text:style-name="T29">+ </text:span><text:s/><text:span text:style-name="T29">21.308</text:span><text:span text:style-name="T11"> </text:span><text:span text:style-name="T26"><text:s/></text:span><text:span text:style-name="T29">+ </text:span><text:span text:style-name="T26">20.561</text:span><text:span text:style-name="T29">+ </text:span><text:span text:style-name="T26">21.268 </text:span><text:span text:style-name="T29"><text:s/>+ </text:span><text:span text:style-name="T26">20.61</text:span><text:span text:style-name="T31">4</text:span><text:span text:style-name="T26"> <text:s/></text:span><text:span text:style-name="T29">/ 5</text:span>= <text:span text:style-name="T18">20</text:span><text:span text:style-name="T15">.</text:span><text:span text:style-name="T18">619</text:span> Rechenoperationen pro Sekunde </text:p>
      <text:p text:style-name="P12"/>
      <text:p text:style-name="P12">Resultat aller Container:</text:p>
      <text:p text:style-name="P12"/>
      <text:p text:style-name="P12">1. Firecracker Container<text:tab/><text:span text:style-name="T15">20</text:span><text:span text:style-name="T19">.</text:span><text:span text:style-name="T15">619</text:span><text:span text:style-name="T22"> Rechenoperationen pro </text:span>Sekunde <text:s/></text:p>
      <text:p text:style-name="P12">2. Docker Container<text:tab/><text:tab/><text:span text:style-name="T16">20</text:span><text:span text:style-name="T19">.</text:span><text:span text:style-name="T16">457</text:span><text:span text:style-name="T22"> Rechenoperationen pro Sekunde <text:s/></text:span></text:p>
      <text:p text:style-name="P12">3. Kata Container<text:tab/><text:tab/><text:span text:style-name="T17">18</text:span><text:span text:style-name="T19">.</text:span><text:span text:style-name="T17">319</text:span><text:span text:style-name="T22"> </text:span>R<text:span text:style-name="T22">echenoperationen pro Sekunde</text:span></text:p>
      <text:p text:style-name="P12"/>
      <text:p text:style-name="P12"/>
      <text:p text:style-name="P12"/>
      <text:p text:style-name="P12"/>
      <text:p text:style-name="P12"/>
      <text:p text:style-name="P12"><text:line-break/></text:p>
      <text:p text:style-name="P12"/>
      <text:p text:style-name="P12"/>
      <text:p text:style-name="P12"/>
      <text:p text:style-name="P12"/>
      <text:p text:style-name="P12"/>
      <text:p text:style-name="P40"><text:soft-page-break/>Interpretation der Ergebnisse </text:p>
      <text:p text:style-name="P13"/>
      <text:p text:style-name="P39">Interpretation Firecracker-Container</text:p>
      <text:p text:style-name="P33">Firecracker-Container<text:tab/><text:tab/><text:span text:style-name="T32">20</text:span><text:span text:style-name="T33">.</text:span><text:span text:style-name="T32">619</text:span><text:span text:style-name="T22"> Rechenoperationen pro </text:span>Sekunde 100% </text:p>
      <text:p text:style-name="P33">Docker-Container<text:tab/><text:tab/><text:span text:style-name="T34">20</text:span><text:span text:style-name="T33">.</text:span><text:span text:style-name="T34">457</text:span><text:span text:style-name="T22"> Rechenoperationen pro Sekunde <text:s/></text:span>99,21% (100 / 20.619*20.457)</text:p>
      <text:p text:style-name="P33">Kata-Container<text:tab/><text:tab/><text:tab/><text:span text:style-name="T35">18</text:span><text:span text:style-name="T33">.</text:span><text:span text:style-name="T35">319</text:span><text:span text:style-name="T22"> </text:span>R<text:span text:style-name="T22">echenoperationen pro Sekunde <text:s/></text:span>88,85% (100 / 20.619*18.319)</text:p>
      <text:p text:style-name="P39"/>
      <text:p text:style-name="P32"><text:span text:style-name="T39">Der </text:span>Firecracker-Container <text:span text:style-name="T39">rechnet </text:span>pro Sekunde <text:span text:style-name="T1">0.69% schneller</text:span> als Docker-Container und <text:span text:style-name="T1">11,15% schneller</text:span> als Kata-Container. </text:p>
      <text:p text:style-name="P31"/>
      <text:p text:style-name="P39">Interpretation Docker-Container</text:p>
      <text:p text:style-name="P33">Docker-Container<text:tab/><text:tab/><text:span text:style-name="T34">20</text:span><text:span text:style-name="T33">.</text:span><text:span text:style-name="T34">457</text:span><text:span text:style-name="T22"> Rechenoperationen pro </text:span>Sekunde 100% </text:p>
      <text:p text:style-name="P33"><text:span text:style-name="T38">Firecracker-</text:span>Container<text:tab/><text:tab/><text:span text:style-name="T34">20</text:span><text:span text:style-name="T33">.</text:span><text:span text:style-name="T36">619</text:span><text:span text:style-name="T22"> Rechenoperationen pro Sekunde <text:s/>100</text:span>,<text:span text:style-name="T38">79</text:span>% (100 / 20.<text:span text:style-name="T38">457</text:span>*20.<text:span text:style-name="T38">619</text:span>)</text:p>
      <text:p text:style-name="P33">Kata-Container<text:tab/><text:tab/><text:tab/><text:span text:style-name="T35">18</text:span><text:span text:style-name="T33">.</text:span><text:span text:style-name="T35">319</text:span><text:span text:style-name="T22"> </text:span>R<text:span text:style-name="T22">echenoperationen pro Sekunde <text:s/>89</text:span>,<text:span text:style-name="T38">55</text:span>% (100 / 20.<text:span text:style-name="T38">457</text:span>*18.319)</text:p>
      <text:p text:style-name="P33"/>
      <text:p text:style-name="P32"><text:span text:style-name="T39">Der </text:span>Docker-Container <text:span text:style-name="T39">rechnet </text:span>pro Sekunde <text:span text:style-name="T3">0</text:span><text:span text:style-name="T1">.</text:span><text:span text:style-name="T3">79</text:span><text:span text:style-name="T1">% </text:span><text:span text:style-name="T3">langsamer</text:span> als <text:span text:style-name="T40">Firecracker</text:span>-Container und <text:span text:style-name="T3">10</text:span><text:span text:style-name="T1">,</text:span><text:span text:style-name="T3">45</text:span><text:span text:style-name="T1">% langsamer</text:span> als Kata-Container. </text:p>
      <text:p text:style-name="P31"/>
      <text:p text:style-name="P39">Interpretation <text:span text:style-name="T39">Kata</text:span>-Container</text:p>
      <text:p text:style-name="P33"><text:span text:style-name="T39">Kata-Container<text:tab/></text:span><text:tab/><text:tab/><text:span text:style-name="T37">18</text:span><text:span text:style-name="T33">.</text:span><text:span text:style-name="T37">319</text:span><text:span text:style-name="T22"> Rechenoperationen pro </text:span>Sekunde 100% </text:p>
      <text:p text:style-name="P33"><text:span text:style-name="T38">Firecracker-</text:span>Container<text:tab/><text:tab/><text:span text:style-name="T34">20</text:span><text:span text:style-name="T33">.</text:span><text:span text:style-name="T36">619</text:span><text:span text:style-name="T22"> Rechenoperationen pro Sekunde <text:s/>112</text:span>,<text:span text:style-name="T39">55</text:span>% (100 / <text:span text:style-name="T39">18</text:span>.<text:span text:style-name="T39">319</text:span>*20.<text:span text:style-name="T38">619</text:span>)</text:p>
      <text:p text:style-name="P34"><text:span text:style-name="T39">Docker-Container</text:span><text:tab/><text:tab/><text:span text:style-name="T37">20</text:span><text:span text:style-name="T33">.</text:span><text:span text:style-name="T37">457</text:span><text:span text:style-name="T22"> </text:span>R<text:span text:style-name="T22">echenoperationen pro Sekunde <text:s/>111</text:span>,<text:span text:style-name="T39">67</text:span>% (100 / <text:span text:style-name="T39">18</text:span>.<text:span text:style-name="T39">319</text:span>*<text:span text:style-name="T39">20.457</text:span>)</text:p>
      <text:p text:style-name="P33"/>
      <text:p text:style-name="P32"><text:span text:style-name="T39">Der Kata-</text:span>Container <text:span text:style-name="T39">rechnet </text:span>pro Sekunde <text:span text:style-name="T1">1</text:span><text:span text:style-name="T2">2</text:span><text:span text:style-name="T1">.</text:span><text:span text:style-name="T2">55</text:span><text:span text:style-name="T1">% </text:span><text:span text:style-name="T2">langsamer</text:span> als <text:span text:style-name="T39">Firecracker-</text:span>Container und <text:span text:style-name="T2">11</text:span><text:span text:style-name="T1">,</text:span><text:span text:style-name="T2">67</text:span><text:span text:style-name="T1">% langsamer</text:span> als <text:span text:style-name="T39">Docker-Container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22:35:22.507528091</meta:creation-date>
    <meta:editing-duration>PT3M17S</meta:editing-duration>
    <meta:editing-cycles>2</meta:editing-cycles>
    <meta:generator>LibreOffice/6.0.7.3$Linux_X86_64 LibreOffice_project/00m0$Build-3</meta:generator>
    <dc:date>2020-07-15T22:38:39.308862515</dc:date>
    <meta:document-statistic meta:table-count="0" meta:image-count="0" meta:object-count="0" meta:page-count="4" meta:paragraph-count="80" meta:word-count="419" meta:character-count="3748" meta:non-whitespace-character-count="2958"/>
  </office:meta>
</office:document-meta>
</file>